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top="0.4cm" fo:margin-bottom="0cm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line-through-style="none" style:text-line-through-type="none" fo:font-style="italic" style:text-underline-style="none" style:font-style-asian="italic" style:font-style-complex="italic"/>
    </style:style>
    <style:style style:name="T4" style:family="text">
      <style:text-properties style:text-line-through-style="none" style:text-line-through-type="none" style:text-underline-style="none"/>
    </style:style>
    <style:style style:name="T5" style:family="text">
      <style:text-properties fo:font-style="italic" fo:font-weight="bold" style:font-weight-asian="bold" style:font-weight-complex="bold"/>
    </style:style>
    <style:style style:name="T6" style:family="text">
      <style:text-properties style:font-name="Bitstream Vera Sans Mono" fo:font-style="italic" fo:font-weight="bold" style:font-weight-asian="bold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Apache Solr</text:p>
            <text:p>Mark Veltzer</text:p>
            <text:p>&lt;mark.veltzer@gmail.com&gt;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at is Solr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 search engine</text:p>
              </text:list-item>
              <text:list-item>
                <text:p>A REST API</text:p>
              </text:list-item>
              <text:list-item>
                <text:p>Build on Apache Lucene</text:p>
              </text:list-item>
              <text:list-item>
                <text:p>Open Source</text:p>
              </text:list-item>
              <text:list-item>
                <text:p>Blazing fast</text:p>
              </text:list-item>
              <text:list-item>
                <text:p>NO-SQL in architecture → Scalable and Fault Toleran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at is Solr? (cont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ext search faster than RDMBS</text:p>
              </text:list-item>
              <text:list-item>
                <text:p>Solr knows about languages (you need that).</text:p>
              </text:list-item>
              <text:list-item>
                <text:p>Specific Features:</text:p>
                <text:list>
                  <text:list-item>
                    <text:p>Highlighting</text:p>
                  </text:list-item>
                  <text:list-item>
                    <text:p>Faceting</text:p>
                  </text:list-item>
                  <text:list-item>
                    <text:p>Scoring/Boosting</text:p>
                  </text:list-item>
                </text:list>
              </text:list-item>
              <text:list-item>
                <text:p>And many more features..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olr Histor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1999 - Doug Cutting creates Lucene</text:p>
              </text:list-item>
              <text:list-item>
                <text:p>2004 - Yonik Seeley creates Solr</text:p>
              </text:list-item>
              <text:list-item>
                <text:p>2010 – Lucene and Solr merge</text:p>
              </text:list-item>
              <text:list-item>
                <text:p>2012 – Solr cloud first introduced</text:p>
              </text:list-item>
              <text:list-item>
                <text:p>2015 – version 5</text:p>
              </text:list-item>
              <text:list-item>
                <text:p>2019 – version 8.3 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o uses Solr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inkedIn, DuckDuckGo, IBM Websphere, AT&amp;T, Apple, eBay, MTV Networks, Magento, O.T.S, Instagram, Nasa, Netflix, Disney, Buy.com, Adobe, SAP Hybris, Bloomberg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y do you need solr?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2"><text:span text:style-name="T1">Because RDBMS suck at free text search.</text:span></text:p>
              </text:list-item>
              <text:list-item>
                <text:p text:style-name="P2"><text:span text:style-name="T2">Think of the query:</text:span></text:p>
                <text:list>
                  <text:list-item>
                    <text:p><text:span text:style-name="T2">SELECT * FROM [table_name] WHERE [text_field] LIKE ‘%car%’</text:span></text:p>
                  </text:list-item>
                </text:list>
              </text:list-item>
              <text:list-item>
                <text:p><text:span text:style-name="T2">Most RDBMS’ would just do a full table scan.</text:span></text:p>
              </text:list-item>
              <text:list-item>
                <text:p><text:span text:style-name="T2">Those who have Free Text extensions will still have to provide ACID guarantees and so will return results slowly.</text:span></text:p>
              </text:list-item>
              <text:list-item>
                <text:p><text:span text:style-name="T2">And those also do not scale very well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Does Solr fit in with your application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t depends on many factors:</text:p>
                <text:list>
                  <text:list-item>
                    <text:p>Do you need really fast free text search?</text:p>
                  </text:list-item>
                  <text:list-item>
                    <text:p>Are you willing to let go of ACID?</text:p>
                  </text:list-item>
                  <text:list-item>
                    <text:p>Do you need scalability and fault tolerance?</text:p>
                  </text:list-item>
                  <text:list-item>
                    <text:p>Do you need a document oriented database?</text:p>
                  </text:list-item>
                  <text:list-item>
                    <text:p>Are you willing to incorporate another server into your architectur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olr architectu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achine/Virtual Machine</text:p>
                <text:list>
                  <text:list-item>
                    <text:p>Operating system</text:p>
                    <text:list>
                      <text:list-item>
                        <text:p>JVM</text:p>
                        <text:list>
                          <text:list-item>
                            <text:p>Jetty</text:p>
                            <text:list>
                              <text:list-item>
                                <text:p>Solr</text:p>
                                <text:list>
                                  <text:list-item>
                                    <text:p>Lucene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nstalling Sol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Download the latest from:</text:p>
                <text:list>
                  <text:list-item>
                    <text:p><text:a xlink:href="https://www.apache.org/dyn/closer.lua/lucene/solr/8.3.1/solr-8.3.1.tgz" xlink:type="simple">https://www.apache.org/dyn/closer.lua/lucene/solr/8.3.1/solr-8.3.1.tgz</text:a></text:p>
                  </text:list-item>
                </text:list>
              </text:list-item>
              <text:list-item>
                <text:p>Unpack</text:p>
                <text:list>
                  <text:list-item>
                    <text:p>tar xvf solr-8.3.1.tgz</text:p>
                  </text:list-item>
                </text:list>
              </text:list-item>
              <text:list-item>
                <text:p>You need to have java runtime of the right version for it to ru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unning Sol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olr can be run in two fundamentally different ways:</text:p>
                <text:list>
                  <text:list-item>
                    <text:p>Standalone mode</text:p>
                  </text:list-item>
                  <text:list-item>
                    <text:p>Cloud mode (cluster)</text:p>
                  </text:list-item>
                </text:list>
              </text:list-item>
              <text:list-item>
                <text:p>In production for reasons like fault tolerance and scalability you will use cloud mode.</text:p>
              </text:list-item>
              <text:list-item>
                <text:p>In development you can either use cloud mode or standalone (I use standalone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unning Solr in standalone mod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Just use:</text:p>
                <text:list>
                  <text:list-item>
                    <text:p>bin/solr start (linux)</text:p>
                  </text:list-item>
                  <text:list-item>
                    <text:p>bin\solr.cmd start (windows)</text:p>
                  </text:list-item>
                </text:list>
              </text:list-item>
              <text:list-item>
                <text:p>This will start a background process of a single Solr instance.</text:p>
              </text:list-item>
              <text:list-item>
                <text:p>To kill use:</text:p>
                <text:list>
                  <text:list-item>
                    <text:p>bin/solr stop (linux)</text:p>
                  </text:list-item>
                  <text:list-item>
                    <text:p>bin\solr.cmd stop (windows)</text:p>
                  </text:list-item>
                </text:list>
              </text:list-item>
              <text:list-item>
                <text:p text:style-name="P3">It will complain of various limits needing to be lifted. To avoid these:</text:p>
                <text:list>
                  <text:list-item>
                    <text:p>Lift the number of open files to 65000 (ulimit -n)</text:p>
                  </text:list-item>
                  <text:list-item>
                    <text:p>Lift the number of processes allowed to 65000 (ulimit -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Running Solr in standalone more (cont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ait for the server to start</text:p>
                <text:list>
                  <text:list-item>
                    <text:p>This takes a couple of seconds depending on many factors</text:p>
                  </text:list-item>
                </text:list>
              </text:list-item>
              <text:list-item>
                <text:p>Point your browser to:</text:p>
                <text:list>
                  <text:list-item>
                    <text:p>http://localhost:898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unning Solr in Cloud mod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Just use:</text:p>
                <text:list>
                  <text:list-item>
                    <text:p>bin/solr start -e cloud</text:p>
                  </text:list-item>
                  <text:list-item>
                    <text:p>bin\solr.cmd start -e cloud (windows)</text:p>
                  </text:list-item>
                </text:list>
              </text:list-item>
              <text:list-item>
                <text:p>In this case the process will ask you some questions. Accept the defaults and you will run a 2 node cluster.</text:p>
              </text:list-item>
              <text:list-item>
                <text:p>The ports for the admin will be 8983, 7574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topping Solr in cloud mod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Just use:</text:p>
                <text:list>
                  <text:list-item>
                    <text:p text:style-name="P4">bin/solr stop -e cloud</text:p>
                  </text:list-item>
                  <text:list-item>
                    <text:p>bin\solr.cmd stop -e cloud (window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General Solr concep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$SOLR_HOME</text:p>
              </text:list-item>
              <text:list-item>
                <text:p>Instance</text:p>
              </text:list-item>
              <text:list-item>
                <text:p>Core</text:p>
              </text:list-item>
              <text:list-item>
                <text:p>Shard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$SOLR_HOM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he term <text:span text:style-name="T1">$SOLR_HOME</text:span> refers to the home directory which has all the information regarding the cores and their indexes configurations and dependencies.</text:p>
              </text:list-item>
              <text:list-item>
                <text:p>This is the server/solr sub folder of an installation of Solr.</text:p>
              </text:list-item>
              <text:list-item>
                <text:p>One such installation can carry the configuration of multiple instances and each instance can carry multiple cores.</text:p>
              </text:list-item>
              <text:list-item>
                <text:p>Different from other Apache products <text:span text:style-name="T1">$SOLR_HOME</text:span> points to $SOLR_INSTALL/server/solr and not to the root of the installation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Instanc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Just like a <text:span text:style-name="T1">tomcat instance </text:span><text:span text:style-name="T2">or </text:span><text:span text:style-name="T1">jetty instance</text:span><text:span text:style-name="T2"> this term refers to the application server, which run inside a JVM.</text:span></text:p>
              </text:list-item>
              <text:list-item>
                <text:p><text:span text:style-name="T2">The home directory of Solr provides reference to each of these Solr </text:span><text:span text:style-name="T1">instances</text:span><text:span text:style-name="T2"> in which one or more cores can be configured to run in each </text:span><text:span text:style-name="T1">instance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s a running instance of lucene index that contains all the Solr configuration files and data required to use it.</text:p>
              </text:list-item>
              <text:list-item>
                <text:p>You have to have at least one <text:span text:style-name="T1">core</text:span> to do things like indexing data and analyzing.</text:p>
              </text:list-item>
              <text:list-item>
                <text:p>You can think of <text:span text:style-name="T1">core </text:span><text:span text:style-name="T2">as a single table.</text:span></text:p>
              </text:list-item>
              <text:list-item>
                <text:p><text:span text:style-name="T2">One </text:span><text:span text:style-name="T1">Core </text:span><text:span text:style-name="T2">can be have more than one index but is sometimes referred to as an index (which is confusing)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har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 a distributed environment, the data is partitioned between multiple Solr instances.</text:p>
              </text:list-item>
              <text:list-item>
                <text:p>Each chunk of data is called a <text:span text:style-name="T1">shard</text:span><text:span text:style-name="T2">.</text:span></text:p>
              </text:list-item>
              <text:list-item>
                <text:p><text:span text:style-name="T2">It contains a subset of the whole index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olrCloud concep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ode</text:p>
              </text:list-item>
              <text:list-item>
                <text:p>Cluster</text:p>
              </text:list-item>
              <text:list-item>
                <text:p>Collection</text:p>
              </text:list-item>
              <text:list-item>
                <text:p>Shard</text:p>
              </text:list-item>
              <text:list-item>
                <text:p>Replica</text:p>
              </text:list-item>
              <text:list-item>
                <text:p>Leader</text:p>
              </text:list-item>
              <text:list-item>
                <text:p>Zookeeper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od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 Solr cloud, each single instance of Solr is regarded as a <text:span text:style-name="T1">node.</text:span></text:p>
              </text:list-item>
              <text:list-item>
                <text:p><text:span text:style-name="T2">An running installation of Solr cloud is usually made up of several nodes.</text:span></text:p>
              </text:list-item>
              <text:list-item>
                <text:p><text:span text:style-name="T2">Work and data is distributed between the node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lust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ll the nodes of an environment make up a <text:span text:style-name="T1">Cluster.</text:span></text:p>
              </text:list-item>
              <text:list-item>
                <text:p><text:span text:style-name="T2">Nodes in a cluster talk to each other and divide work among themselve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hard and Repl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 <text:span text:style-name="T1">shard </text:span><text:span text:style-name="T2">is a portion of the collection which has one or more replicas of the index.</text:span></text:p>
              </text:list-item>
              <text:list-item>
                <text:p><text:span text:style-name="T2">A </text:span><text:span text:style-name="T1">Replica </text:span><text:span text:style-name="T2">is a copy of a shard that runs in a node.</text:span></text:p>
              </text:list-item>
              <text:list-item>
                <text:p><text:span text:style-name="T2">A collection may be divided between many </text:span><text:span text:style-name="T1">shards.</text:span></text:p>
              </text:list-item>
              <text:list-item>
                <text:p><text:span text:style-name="T2">A </text:span><text:span text:style-name="T1">Shard </text:span><text:span text:style-name="T2">may have many replica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Leader and Zookeep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 <text:span text:style-name="T1">leader </text:span><text:span text:style-name="T2">is a special replica of a shard which distributes the requests of the Solr cloud to the remaining replicas.</text:span></text:p>
              </text:list-item>
              <text:list-item>
                <text:p><text:span text:style-name="T1">Zookeeper </text:span><text:span text:style-name="T2">is an Apache project that Solr uses for centralized configuration and coordination, to manage the cluster and elect a leader (and re-elect it in times of crashes)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lle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 concept that applies only if you are running Solr in cloud mode.</text:p>
              </text:list-item>
              <text:list-item>
                <text:p>A <text:span text:style-name="T1">collection</text:span> is simply a logical index.</text:p>
              </text:list-item>
              <text:list-item>
                <text:p>It is logical and not physical since it is distributed among many nod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What is a schema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ach Solr core has a schema</text:p>
              </text:list-item>
              <text:list-item>
                <text:p>Defined in schema.xml</text:p>
              </text:list-item>
              <text:list-item>
                <text:p>Contains:</text:p>
                <text:list>
                  <text:list-item>
                    <text:p>Fields</text:p>
                  </text:list-item>
                  <text:list-item>
                    <text:p>Data types</text:p>
                  </text:list-item>
                  <text:list-item>
                    <text:p>Analyz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at is a configset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ach Solr installation can have multiple <text:span text:style-name="T1">configsets</text:span> and stuff can be shared between them.</text:p>
              </text:list-item>
              <text:list-item>
                <text:p>Solr ships with two <text:span text:style-name="T1">configsets</text:span> located in $SOLR_INSTALL/server/solr/configsets or $SOLR_HOME/configsets</text:p>
              </text:list-item>
              <text:list-item>
                <text:p>They are named “_<text:span text:style-name="T3">default”</text:span><text:span text:style-name="T4"> and “</text:span><text:span text:style-name="T3">sample_techproducts_configs”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hould you use a schema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Yes, definitely.</text:p>
              </text:list-item>
              <text:list-item>
                <text:p>But Solr also supports schemaless mode.</text:p>
              </text:list-item>
              <text:list-item>
                <text:p>In this mode Solr guesses the types of fields by passing their values through various parsers and modifies the schema on it’s own.</text:p>
              </text:list-item>
              <text:list-item>
                <text:p>This also means that Solr has to keep checking the incoming values for conformance to the schema and keep tweeking the schema when new fields appear.</text:p>
              </text:list-item>
              <text:list-item>
                <text:p>This mode is not recommended for production systems.</text:p>
              </text:list-item>
              <text:list-item>
                <text:p>It has severe performance implications.</text:p>
              </text:list-item>
              <text:list-item>
                <text:p>It will also fail if It has guessed type X and new data fails to conform to type X.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How to start schema less mode?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2"><text:span text:style-name="T5">“</text:span><text:span text:style-name="T6">/bin/solr start -e schemaless</text:span><text:span text:style-name="T5">”</text:span></text:p>
              </text:list-item>
              <text:list-item>
                <text:p text:style-name="P2"><text:span text:style-name="T7">This launches a single Solr server with a collection called “gettingstarted” that contains only three fields: “id”, </text:span><text:span text:style-name="T8">“_version_”, “_text_”</text:span></text:p>
              </text:list-item>
              <text:list-item>
                <text:p text:style-name="P2"><text:span text:style-name="T8">This is already configured with a guessing chain that will guess the type of each new field it encounter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reating a co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You can use the admin UI.</text:p>
              </text:list-item>
              <text:list-item>
                <text:p>Or you can use the command line:</text:p>
                <text:list>
                  <text:list-item>
                    <text:p>“/bin/solr create -c [core_name]”</text:p>
                  </text:list-item>
                </text:list>
              </text:list-item>
              <text:list-item>
                <text:p>A folder called [core_name] will be created in $SOLR_INSTALL/server/solr</text:p>
              </text:list-item>
              <text:list-item>
                <text:p>All configuration and data will be under i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erformance of Solr Clou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emember that Solr uses Master → Slaves replication and all updates flow through the master.</text:p>
              </text:list-item>
              <text:list-item>
                <text:p>This means that writes to Solr are <text:span text:style-name="T1">SLOW.</text:span></text:p>
              </text:list-item>
              <text:list-item>
                <text:p><text:span text:style-name="T2">The word </text:span><text:span text:style-name="T1">SLOW </text:span><text:span text:style-name="T2">is of course relative.</text:span></text:p>
              </text:list-item>
              <text:list-item>
                <text:p><text:span text:style-name="T2">But in general Solr is meant for a </text:span><text:span text:style-name="T1">Write Once Read Many </text:span><text:span text:style-name="T2">scenario.</text:span></text:p>
              </text:list-item>
              <text:list-item>
                <text:p><text:span text:style-name="T2">When people talk about the high scalability they are getting from their Solr installations they are talking about query scalability when the data set is fairly constant.</text:span><text:span text:style-name="T2">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chema.xml vs managed schema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Once Solr did not have the cloud capability.</text:p>
              </text:list-item>
              <text:list-item>
                <text:p>Once clustering came in the cluster had to distribute schema changes.</text:p>
              </text:list-item>
              <text:list-item>
                <text:p>This made it problematic to just have the schema as an XML file lying around.</text:p>
              </text:list-item>
              <text:list-item>
                <text:p>Managed schema got introduced in Solr 6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anaged schem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Under managed schema Solr writes the your schema in the form of a file called “managed-schema” in your core.</text:p>
              </text:list-item>
              <text:list-item>
                <text:p>The schema is then changed via API calls or the UI but not via editing the file directly.</text:p>
              </text:list-item>
              <text:list-item>
                <text:p>This has the advantage that you cannot make mistakes in editing the schema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ypes of fiel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Binary, Bool, Collation, Currency, DateRange, DatePoint, DoublePoint, ExternalFile, EnumField, Float</text:p>
              </text:list-item>
              <text:list-item>
                <text:p>IntPoint, LatLon, LongPoint, Point SpatialRecursivePrefixTree, Str, SortableText</text:p>
              </text:list-item>
              <text:list-item>
                <text:p>Text, UUID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6T22:53:57.745653653</meta:creation-date>
    <dc:date>2019-12-17T06:20:48.897581828</dc:date>
    <meta:editing-duration>PT6H25M40S</meta:editing-duration>
    <meta:editing-cycles>76</meta:editing-cycles>
    <meta:generator>LibreOffice/6.2.8.2$Linux_X86_64 LibreOffice_project/20$Build-2</meta:generator>
    <meta:document-statistic meta:object-count="156"/>
  </office:meta>
</office:document-meta>
</file>